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1542in" style:rel-column-width="10922*"/>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194bc" officeooo:paragraph-rsid="000194bc"/>
    </style:style>
    <style:style style:name="P2" style:family="paragraph" style:parent-style-name="Standard">
      <style:text-properties officeooo:rsid="000194bc" officeooo:paragraph-rsid="000287a9"/>
    </style:style>
    <style:style style:name="P3" style:family="paragraph" style:parent-style-name="Standard">
      <style:text-properties officeooo:rsid="000287a9" officeooo:paragraph-rsid="000287a9"/>
    </style:style>
    <style:style style:name="P4" style:family="paragraph" style:parent-style-name="Standard" style:list-style-name="L1">
      <style:text-properties officeooo:rsid="000287a9" officeooo:paragraph-rsid="000287a9"/>
    </style:style>
    <style:style style:name="P5" style:family="paragraph" style:parent-style-name="Standard" style:list-style-name="L1">
      <style:text-properties officeooo:paragraph-rsid="000287a9"/>
    </style:style>
    <style:style style:name="P6" style:family="paragraph" style:parent-style-name="Standard">
      <style:text-properties officeooo:rsid="00039230" officeooo:paragraph-rsid="00039230"/>
    </style:style>
    <style:style style:name="P7" style:family="paragraph" style:parent-style-name="Standard" style:list-style-name="L2">
      <style:text-properties officeooo:rsid="00039230" officeooo:paragraph-rsid="00039230"/>
    </style:style>
    <style:style style:name="P8" style:family="paragraph" style:parent-style-name="Standard" style:list-style-name="L3">
      <style:text-properties officeooo:rsid="00039230" officeooo:paragraph-rsid="00039230"/>
    </style:style>
    <style:style style:name="P9" style:family="paragraph" style:parent-style-name="Standard">
      <style:text-properties officeooo:rsid="00039230" officeooo:paragraph-rsid="00051a19"/>
    </style:style>
    <style:style style:name="P10" style:family="paragraph" style:parent-style-name="Standard">
      <style:text-properties fo:font-weight="bold" officeooo:rsid="00039230" officeooo:paragraph-rsid="00039230" style:font-weight-asian="bold" style:font-weight-complex="bold"/>
    </style:style>
    <style:style style:name="P11" style:family="paragraph" style:parent-style-name="Standard">
      <style:text-properties fo:font-weight="bold" officeooo:rsid="00039230" officeooo:paragraph-rsid="00051a19" style:font-weight-asian="bold" style:font-weight-complex="bold"/>
    </style:style>
    <style:style style:name="P12" style:family="paragraph" style:parent-style-name="Standard">
      <style:text-properties fo:font-weight="bold" officeooo:rsid="00051a19" officeooo:paragraph-rsid="00051a19" style:font-weight-asian="bold" style:font-weight-complex="bold"/>
    </style:style>
    <style:style style:name="P13" style:family="paragraph" style:parent-style-name="Standard">
      <style:paragraph-properties fo:text-align="center" style:justify-single-word="false"/>
      <style:text-properties fo:font-weight="bold" officeooo:rsid="000194bc" officeooo:paragraph-rsid="000194bc" style:font-weight-asian="bold" style:font-weight-complex="bold"/>
    </style:style>
    <style:style style:name="P14" style:family="paragraph" style:parent-style-name="Standard">
      <style:text-properties officeooo:rsid="00051a19" officeooo:paragraph-rsid="00051a19"/>
    </style:style>
    <style:style style:name="P15" style:family="paragraph" style:parent-style-name="Standard">
      <style:text-properties fo:font-weight="normal" officeooo:rsid="00051a19" officeooo:paragraph-rsid="00051a19" style:font-weight-asian="normal" style:font-weight-complex="normal"/>
    </style:style>
    <style:style style:name="P16" style:family="paragraph" style:parent-style-name="Standard">
      <style:text-properties officeooo:rsid="0006ab27" officeooo:paragraph-rsid="0006ab27"/>
    </style:style>
    <style:style style:name="P17" style:family="paragraph" style:parent-style-name="Standard" style:list-style-name="L4">
      <style:text-properties officeooo:rsid="0006ab27" officeooo:paragraph-rsid="0006ab27"/>
    </style:style>
    <style:style style:name="P18" style:family="paragraph" style:parent-style-name="Standard" style:list-style-name="L5">
      <style:text-properties officeooo:rsid="0006ab27" officeooo:paragraph-rsid="0006ab27"/>
    </style:style>
    <style:style style:name="P19" style:family="paragraph" style:parent-style-name="Standard" style:list-style-name="L6">
      <style:text-properties officeooo:rsid="0006ab27" officeooo:paragraph-rsid="0006ab27"/>
    </style:style>
    <style:style style:name="P20" style:family="paragraph" style:parent-style-name="Standard" style:list-style-name="L7">
      <style:text-properties officeooo:rsid="0006ab27" officeooo:paragraph-rsid="0006ab27"/>
    </style:style>
    <style:style style:name="P21" style:family="paragraph" style:parent-style-name="Standard" style:list-style-name="L8">
      <style:text-properties officeooo:rsid="0006ab27" officeooo:paragraph-rsid="0006ab27"/>
    </style:style>
    <style:style style:name="P22" style:family="paragraph" style:parent-style-name="Standard">
      <style:paragraph-properties fo:text-align="center" style:justify-single-word="false" fo:break-before="page"/>
      <style:text-properties fo:font-weight="bold" officeooo:rsid="000194bc" officeooo:paragraph-rsid="000194bc" style:font-weight-asian="bold" style:font-weight-complex="bold"/>
    </style:style>
    <style:style style:name="P23" style:family="paragraph" style:parent-style-name="Standard" style:master-page-name="">
      <style:paragraph-properties fo:margin-left="0in" fo:margin-right="0in" fo:text-indent="0in" style:auto-text-indent="false" style:page-number="auto"/>
      <style:text-properties officeooo:rsid="0006ab27" officeooo:paragraph-rsid="0006ab27"/>
    </style:style>
    <style:style style:name="P24" style:family="paragraph" style:parent-style-name="Standard">
      <style:paragraph-properties fo:margin-left="0in" fo:margin-right="0in" fo:text-indent="0in" style:auto-text-indent="false"/>
      <style:text-properties officeooo:rsid="0006ab27" officeooo:paragraph-rsid="0006ab27"/>
    </style:style>
    <style:style style:name="P25" style:family="paragraph" style:parent-style-name="Standard" style:master-page-name="">
      <style:paragraph-properties fo:margin-left="0.5in" fo:margin-right="0in" fo:text-indent="-0.5in" style:auto-text-indent="false" style:page-number="auto"/>
      <style:text-properties officeooo:rsid="0006ab27" officeooo:paragraph-rsid="0006ab27"/>
    </style:style>
    <style:style style:name="P26" style:family="paragraph" style:parent-style-name="Table_20_Contents">
      <style:text-properties officeooo:rsid="00051a19" officeooo:paragraph-rsid="00051a19"/>
    </style:style>
    <style:style style:name="T1" style:family="text">
      <style:text-properties officeooo:rsid="000287a9"/>
    </style:style>
    <style:style style:name="T2" style:family="text">
      <style:text-properties officeooo:rsid="00039230"/>
    </style:style>
    <style:style style:name="T3" style:family="text">
      <style:text-properties officeooo:rsid="000850db"/>
    </style:style>
    <text:list-style style:name="L1">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CPE 324 03</text:p>
      <text:p text:style-name="P1">16-1-2015</text:p>
      <text:p text:style-name="P1"/>
      <text:p text:style-name="P1">Lab #1 – Practical Characteristics of Small Scale Combinational and Sequential Circuits</text:p>
      <text:p text:style-name="P1"/>
      <text:p text:style-name="P22">Introduction</text:p>
      <text:p text:style-name="P1"/>
      <text:p text:style-name="P1">In Lab1 we wish to familiarize ourselves with the Terasic DE2-115's Digital Logic Trainer setup. To test our understanding we assemble a small combinational logic circuit based upon several fundamental logic gate ICs. This will allow us to learn about the logic trainer setup, breadboarding, and fundamental electrical characteristics of the logic gates used.</text:p>
      <text:p text:style-name="P1"/>
      <text:p text:style-name="P2">In our IC based logic circuits we should see how <text:span text:style-name="T1">logic probes operate with tied output of gates, and understand that only certain configurations are acceptable to receive a well determined output from the circuit.</text:span></text:p>
      <text:p text:style-name="P1"/>
      <text:p text:style-name="P13">Theory and Analysis</text:p>
      <text:p text:style-name="P1"/>
      <text:p text:style-name="P1">Our lab today focuses heavily on generating the background necessary to competently complete future tasks, which leads to a rather ostensible emission of some theory, such as circuits must have a path for electricity to be considered closed. In the regards for breadboarding we understand that sometimes components do not seat correctly and must be manipulated to make contact with the circuit.</text:p>
      <text:p text:style-name="P1"/>
      <text:p text:style-name="P3">Our analysis will be based on data taken from a multimeter and LP-560 logic probe. Analysis consists of finding the border voltages for the logic probe's hi-low determination, and then comparing those with voltages received from tied gate outputs.</text:p>
      <text:p text:style-name="P1"/>
      <text:p text:style-name="P13">Procedures</text:p>
      <text:p text:style-name="P1"/>
      <text:p text:style-name="P3">We begin by finding the threshold voltages for the logic probe by adjusting the voltage supplied and reading it back on a multimeter.</text:p>
      <text:p text:style-name="P3"/>
      <text:p text:style-name="P3">Next we gather prelimary data on the LO and HI state voltages from the inverting gates on a DM74LS04 IC wired to the Logic Trainer.</text:p>
      <text:p text:style-name="P3"/>
      <text:p text:style-name="P3">We then tied the output of two gates on the 74LS04 together and then tested their summed output and additionally recorded the output voltage.</text:p>
      <text:p text:style-name="P3"/>
      <text:p text:style-name="P3">The IC is then swapped out for a 74LS125 with tri-state gates. Their output is tested for voltage and logic state based on a combination of inputs from the logic trainer.</text:p>
      <text:p text:style-name="P3"/>
      <text:p text:style-name="P3">A speaker is then wired into the clock output on the logic trainer and an oscilloscope is placed parallel to the speaker in the circuit. We record audio characteristics from the speaker as well as a handheld AM radio to find differences over a range of clock speeds.</text:p>
      <text:p text:style-name="P1"/>
      <text:p text:style-name="P1"/>
      <text:p text:style-name="P1"/>
      <text:p text:style-name="P13"><text:soft-page-break/>Results</text:p>
      <text:p text:style-name="P1"/>
      <text:p text:style-name="P3">DEC2-115 supplied voltage: 5.07V</text:p>
      <text:p text:style-name="P3"/>
      <text:p text:style-name="P3">Input / Output of <text:span text:style-name="T2">DE2-115</text:span>:</text:p>
      <text:list xml:id="list3676286126554229023" text:style-name="L1">
        <text:list-item>
          <text:p text:style-name="P5"><text:span text:style-name="T1">SW0 down:</text:span></text:p>
          <text:list>
            <text:list-item>
              <text:p text:style-name="P5"><text:span text:style-name="T1"><text:s/>Voltage: 0.03V<text:tab/></text:span></text:p>
            </text:list-item>
            <text:list-item>
              <text:p text:style-name="P5"><text:span text:style-name="T1"><text:s/>Logic Probe: LO</text:span></text:p>
            </text:list-item>
          </text:list>
        </text:list-item>
        <text:list-item>
          <text:p text:style-name="P4">SW0 up:</text:p>
          <text:list>
            <text:list-item>
              <text:p text:style-name="P4">Voltage: 3.32</text:p>
            </text:list-item>
            <text:list-item>
              <text:p text:style-name="P4">Logic Probe: HI</text:p>
            </text:list-item>
          </text:list>
        </text:list-item>
      </text:list>
      <text:p text:style-name="P3"/>
      <text:p text:style-name="P6">Input / Output of <text:span text:style-name="T1">74LS0</text:span>4:</text:p>
      <text:list xml:id="list1250410875232717498" text:style-name="L2">
        <text:list-item>
          <text:p text:style-name="P7">SW0 down:</text:p>
          <text:list>
            <text:list-item>
              <text:p text:style-name="P7">Voltage: 3.55</text:p>
            </text:list-item>
            <text:list-item>
              <text:p text:style-name="P7">LED: ON</text:p>
            </text:list-item>
          </text:list>
        </text:list-item>
        <text:list-item>
          <text:p text:style-name="P7">SW0 up:</text:p>
          <text:list>
            <text:list-item>
              <text:p text:style-name="P7">Voltage: 0.16</text:p>
            </text:list-item>
            <text:list-item>
              <text:p text:style-name="P7">LED: OFF</text:p>
            </text:list-item>
          </text:list>
        </text:list-item>
      </text:list>
      <text:p text:style-name="P6"/>
      <text:p text:style-name="P6">Threshold Voltages for Logic Probe:</text:p>
      <text:list xml:id="list909637295235751822" text:style-name="L3">
        <text:list-item>
          <text:p text:style-name="P8">TTL Mode:</text:p>
          <text:list>
            <text:list-item>
              <text:p text:style-name="P8">Lower Threshold Voltage: 0.72V</text:p>
            </text:list-item>
            <text:list-item>
              <text:p text:style-name="P8">Higher Threshold Voltage: 2.44V</text:p>
            </text:list-item>
          </text:list>
        </text:list-item>
        <text:list-item>
          <text:p text:style-name="P8">CMOS Mode:</text:p>
          <text:list>
            <text:list-item>
              <text:p text:style-name="P8">Lower Threshold Voltage: 1.49V</text:p>
            </text:list-item>
            <text:list-item>
              <text:p text:style-name="P8">Higher Threshold Voltage: 3.36V</text:p>
            </text:list-item>
          </text:list>
        </text:list-item>
      </text:list>
      <text:p text:style-name="P6"/>
      <text:p text:style-name="P6">Tied outputs on 74LS04:</text:p>
      <table:table table:name="Table1" table:style-name="Table1">
        <table:table-column table:style-name="Table1.A" table:number-columns-repeated="4"/>
        <table:table-row>
          <table:table-cell table:style-name="Table1.A1" office:value-type="string">
            <text:p text:style-name="P26">SW1</text:p>
          </table:table-cell>
          <table:table-cell table:style-name="Table1.A1" office:value-type="string">
            <text:p text:style-name="P26">SW0</text:p>
          </table:table-cell>
          <table:table-cell table:style-name="Table1.A1" office:value-type="string">
            <text:p text:style-name="P26">Voltage (V)</text:p>
          </table:table-cell>
          <table:table-cell table:style-name="Table1.D1" office:value-type="string">
            <text:p text:style-name="P26">Logic Probe</text:p>
          </table:table-cell>
        </table:table-row>
        <table:table-row>
          <table:table-cell table:style-name="Table1.A2" office:value-type="string">
            <text:p text:style-name="P26">0</text:p>
          </table:table-cell>
          <table:table-cell table:style-name="Table1.A2" office:value-type="string">
            <text:p text:style-name="P26">0</text:p>
          </table:table-cell>
          <table:table-cell table:style-name="Table1.A2" office:value-type="string">
            <text:p text:style-name="P26">4.50</text:p>
          </table:table-cell>
          <table:table-cell table:style-name="Table1.D2" office:value-type="string">
            <text:p text:style-name="P26">HI</text:p>
          </table:table-cell>
        </table:table-row>
        <table:table-row>
          <table:table-cell table:style-name="Table1.A2" office:value-type="string">
            <text:p text:style-name="P26">0</text:p>
          </table:table-cell>
          <table:table-cell table:style-name="Table1.A2" office:value-type="string">
            <text:p text:style-name="P26">1</text:p>
          </table:table-cell>
          <table:table-cell table:style-name="Table1.A2" office:value-type="string">
            <text:p text:style-name="P26">1.78</text:p>
          </table:table-cell>
          <table:table-cell table:style-name="Table1.D2" office:value-type="string">
            <text:p text:style-name="P26">NA</text:p>
          </table:table-cell>
        </table:table-row>
        <table:table-row>
          <table:table-cell table:style-name="Table1.A2" office:value-type="string">
            <text:p text:style-name="P26">1</text:p>
          </table:table-cell>
          <table:table-cell table:style-name="Table1.A2" office:value-type="string">
            <text:p text:style-name="P26">0</text:p>
          </table:table-cell>
          <table:table-cell table:style-name="Table1.A2" office:value-type="string">
            <text:p text:style-name="P26">1.79</text:p>
          </table:table-cell>
          <table:table-cell table:style-name="Table1.D2" office:value-type="string">
            <text:p text:style-name="P26">NA</text:p>
          </table:table-cell>
        </table:table-row>
        <table:table-row>
          <table:table-cell table:style-name="Table1.A2" office:value-type="string">
            <text:p text:style-name="P26">1</text:p>
          </table:table-cell>
          <table:table-cell table:style-name="Table1.A2" office:value-type="string">
            <text:p text:style-name="P26">1</text:p>
          </table:table-cell>
          <table:table-cell table:style-name="Table1.A2" office:value-type="string">
            <text:p text:style-name="P26">0.15</text:p>
          </table:table-cell>
          <table:table-cell table:style-name="Table1.D2" office:value-type="string">
            <text:p text:style-name="P26">LO</text:p>
          </table:table-cell>
        </table:table-row>
      </table:table>
      <text:p text:style-name="P10"/>
      <text:p text:style-name="P14">Tied outputs on 1Kohm open collector configuration:</text:p>
      <table:table table:name="Table2" table:style-name="Table2">
        <table:table-column table:style-name="Table2.A" table:number-columns-repeated="4"/>
        <table:table-row>
          <table:table-cell table:style-name="Table2.A1" office:value-type="string">
            <text:p text:style-name="P26">SW1</text:p>
          </table:table-cell>
          <table:table-cell table:style-name="Table2.A1" office:value-type="string">
            <text:p text:style-name="P26">SW0</text:p>
          </table:table-cell>
          <table:table-cell table:style-name="Table2.A1" office:value-type="string">
            <text:p text:style-name="P26">Voltage (V)</text:p>
          </table:table-cell>
          <table:table-cell table:style-name="Table2.D1" office:value-type="string">
            <text:p text:style-name="P26">Logic Probe</text:p>
          </table:table-cell>
        </table:table-row>
        <table:table-row>
          <table:table-cell table:style-name="Table2.A2" office:value-type="string">
            <text:p text:style-name="P26">0</text:p>
          </table:table-cell>
          <table:table-cell table:style-name="Table2.A2" office:value-type="string">
            <text:p text:style-name="P26">0</text:p>
          </table:table-cell>
          <table:table-cell table:style-name="Table2.A2" office:value-type="string">
            <text:p text:style-name="P26">5.08</text:p>
          </table:table-cell>
          <table:table-cell table:style-name="Table2.D2" office:value-type="string">
            <text:p text:style-name="P26">HI</text:p>
          </table:table-cell>
        </table:table-row>
        <table:table-row>
          <table:table-cell table:style-name="Table2.A2" office:value-type="string">
            <text:p text:style-name="P26">0</text:p>
          </table:table-cell>
          <table:table-cell table:style-name="Table2.A2" office:value-type="string">
            <text:p text:style-name="P26">1</text:p>
          </table:table-cell>
          <table:table-cell table:style-name="Table2.A2" office:value-type="string">
            <text:p text:style-name="P26">0.31</text:p>
          </table:table-cell>
          <table:table-cell table:style-name="Table2.D2" office:value-type="string">
            <text:p text:style-name="P26">LO</text:p>
          </table:table-cell>
        </table:table-row>
        <table:table-row>
          <table:table-cell table:style-name="Table2.A2" office:value-type="string">
            <text:p text:style-name="P26">1</text:p>
          </table:table-cell>
          <table:table-cell table:style-name="Table2.A2" office:value-type="string">
            <text:p text:style-name="P26">0</text:p>
          </table:table-cell>
          <table:table-cell table:style-name="Table2.A2" office:value-type="string">
            <text:p text:style-name="P26">0.32</text:p>
          </table:table-cell>
          <table:table-cell table:style-name="Table2.D2" office:value-type="string">
            <text:p text:style-name="P26">LO</text:p>
          </table:table-cell>
        </table:table-row>
        <table:table-row>
          <table:table-cell table:style-name="Table2.A2" office:value-type="string">
            <text:p text:style-name="P26">1</text:p>
          </table:table-cell>
          <table:table-cell table:style-name="Table2.A2" office:value-type="string">
            <text:p text:style-name="P26">1</text:p>
          </table:table-cell>
          <table:table-cell table:style-name="Table2.A2" office:value-type="string">
            <text:p text:style-name="P26">0.26</text:p>
          </table:table-cell>
          <table:table-cell table:style-name="Table2.D2" office:value-type="string">
            <text:p text:style-name="P26">LO</text:p>
          </table:table-cell>
        </table:table-row>
      </table:table>
      <text:p text:style-name="P12"/>
      <text:p text:style-name="P15">Tied outputs on tri-state gates:</text:p>
      <text:p text:style-name="P9"><text:soft-page-break/></text:p>
      <table:table table:name="Table3" table:style-name="Table3">
        <table:table-column table:style-name="Table3.A" table:number-columns-repeated="6"/>
        <table:table-row>
          <table:table-cell table:style-name="Table3.A1" office:value-type="string">
            <text:p text:style-name="P26">SW3</text:p>
          </table:table-cell>
          <table:table-cell table:style-name="Table3.A1" office:value-type="string">
            <text:p text:style-name="P26">SW2</text:p>
          </table:table-cell>
          <table:table-cell table:style-name="Table3.A1" office:value-type="string">
            <text:p text:style-name="P26">SW1</text:p>
          </table:table-cell>
          <table:table-cell table:style-name="Table3.A1" office:value-type="string">
            <text:p text:style-name="P26">SW0</text:p>
          </table:table-cell>
          <table:table-cell table:style-name="Table3.A1" office:value-type="string">
            <text:p text:style-name="P26">Voltage (V)</text:p>
          </table:table-cell>
          <table:table-cell table:style-name="Table3.F1" office:value-type="string">
            <text:p text:style-name="P26">Logic Probe</text:p>
          </table:table-cell>
        </table:table-row>
        <table:table-row>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0.13</text:p>
          </table:table-cell>
          <table:table-cell table:style-name="Table3.F2" office:value-type="string">
            <text:p text:style-name="P26">LO</text:p>
          </table:table-cell>
        </table:table-row>
        <table:table-row>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0.13</text:p>
          </table:table-cell>
          <table:table-cell table:style-name="Table3.F2" office:value-type="string">
            <text:p text:style-name="P26">LO</text:p>
          </table:table-cell>
        </table:table-row>
        <table:table-row>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0.13</text:p>
          </table:table-cell>
          <table:table-cell table:style-name="Table3.F2" office:value-type="string">
            <text:p text:style-name="P26">LO</text:p>
          </table:table-cell>
        </table:table-row>
        <table:table-row>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4.20</text:p>
          </table:table-cell>
          <table:table-cell table:style-name="Table3.F2" office:value-type="string">
            <text:p text:style-name="P26">HI</text:p>
          </table:table-cell>
        </table:table-row>
        <table:table-row>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0.55</text:p>
          </table:table-cell>
          <table:table-cell table:style-name="Table3.F2" office:value-type="string">
            <text:p text:style-name="P26">LO</text:p>
          </table:table-cell>
        </table:table-row>
        <table:table-row>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0</text:p>
          </table:table-cell>
          <table:table-cell table:style-name="Table3.A2" office:value-type="string">
            <text:p text:style-name="P26">0.13</text:p>
          </table:table-cell>
          <table:table-cell table:style-name="Table3.F2" office:value-type="string">
            <text:p text:style-name="P26">LO</text:p>
          </table:table-cell>
        </table:table-row>
        <table:table-row>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4.21</text:p>
          </table:table-cell>
          <table:table-cell table:style-name="Table3.F2" office:value-type="string">
            <text:p text:style-name="P26">HI</text:p>
          </table:table-cell>
        </table:table-row>
        <table:table-row>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4.23</text:p>
          </table:table-cell>
          <table:table-cell table:style-name="Table3.F2" office:value-type="string">
            <text:p text:style-name="P26">HI</text:p>
          </table:table-cell>
        </table:table-row>
        <table:table-row>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0.41</text:p>
          </table:table-cell>
          <table:table-cell table:style-name="Table3.F2" office:value-type="string">
            <text:p text:style-name="P26">LO(?)</text:p>
          </table:table-cell>
        </table:table-row>
        <table:table-row>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0.41</text:p>
          </table:table-cell>
          <table:table-cell table:style-name="Table3.F2" office:value-type="string">
            <text:p text:style-name="P26">LO(?)</text:p>
          </table:table-cell>
        </table:table-row>
        <table:table-row>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1</text:p>
          </table:table-cell>
          <table:table-cell table:style-name="Table3.A2" office:value-type="string">
            <text:p text:style-name="P26">0.41</text:p>
          </table:table-cell>
          <table:table-cell table:style-name="Table3.F2" office:value-type="string">
            <text:p text:style-name="P26">LO(?)</text:p>
          </table:table-cell>
        </table:table-row>
        <table:table-row>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1</text:p>
          </table:table-cell>
          <table:table-cell table:style-name="Table3.A2" office:value-type="string">
            <text:p text:style-name="P26">0</text:p>
          </table:table-cell>
          <table:table-cell table:style-name="Table3.A2" office:value-type="string">
            <text:p text:style-name="P26">0.41</text:p>
          </table:table-cell>
          <table:table-cell table:style-name="Table3.F2" office:value-type="string">
            <text:p text:style-name="P26">LO(?)</text:p>
          </table:table-cell>
        </table:table-row>
      </table:table>
      <text:p text:style-name="P11"/>
      <text:p text:style-name="P16">Clock Qualitative / Quantitative Results:</text:p>
      <text:p text:style-name="P16"/>
      <text:p text:style-name="P16">Very Slow Clock:</text:p>
      <text:p text:style-name="P16">Oscilloscope Settings:</text:p>
      <text:list xml:id="list3551389635845411236" text:style-name="L4">
        <text:list-item>
          <text:p text:style-name="P17">Volts per Division: 1V</text:p>
        </text:list-item>
        <text:list-item>
          <text:p text:style-name="P17">Time per Division: 200ms</text:p>
        </text:list-item>
      </text:list>
      <text:p text:style-name="P16">Measured:</text:p>
      <text:list xml:id="list8245979151855828181" text:style-name="L5">
        <text:list-item>
          <text:p text:style-name="P18">Peak-Peak Voltage: 3.14V</text:p>
        </text:list-item>
        <text:list-item>
          <text:p text:style-name="P18">1.0Hz</text:p>
        </text:list-item>
      </text:list>
      <text:p text:style-name="P16">Speaker Observations:</text:p>
      <text:p text:style-name="P16"><text:tab/>Dull ticking sound every 1s.</text:p>
      <text:p text:style-name="P16">DE2-115 7-segment LED Observations:</text:p>
      <text:p text:style-name="P16"><text:tab/>Segment 'c' on the board alternates at 1s intervals.</text:p>
      <text:p text:style-name="P16">Radio Observations:</text:p>
      <text:p text:style-name="P25"><text:tab/>While clock is running the radio picks up much more static and squealing than otherwise.</text:p>
      <text:p text:style-name="P23">Waveform Observations:</text:p>
      <text:p text:style-name="P24"><text:tab/>Very clean square wave is visible.</text:p>
      <text:p text:style-name="P24"/>
      <text:p text:style-name="P16">Slow Clock:</text:p>
      <text:p text:style-name="P16">Oscilloscope Settings:</text:p>
      <text:list xml:id="list115314530453216" text:continue-list="list3551389635845411236" text:style-name="L4">
        <text:list-item>
          <text:p text:style-name="P17">Volts per Division: 500mV</text:p>
        </text:list-item>
        <text:list-item>
          <text:p text:style-name="P17">Time per Division: 200us</text:p>
        </text:list-item>
      </text:list>
      <text:p text:style-name="P16">Measured:</text:p>
      <text:list xml:id="list3078456069711817985" text:style-name="L6">
        <text:list-item>
          <text:p text:style-name="P19">Peak-Peak Voltage: 3.55V</text:p>
        </text:list-item>
        <text:list-item>
          <text:p text:style-name="P19">1.0KHz</text:p>
        </text:list-item>
      </text:list>
      <text:p text:style-name="P16">Speaker Observations:</text:p>
      <text:p text:style-name="P16"><text:soft-page-break/><text:tab/>High pitch tone can be heard from the speakers.</text:p>
      <text:p text:style-name="P16">DE2-115 7-segment LED Observations:</text:p>
      <text:p text:style-name="P16"><text:tab/>Segments 'c' on, 'd' and 'b' appear dimly lit.</text:p>
      <text:p text:style-name="P16">Radio Observations:</text:p>
      <text:p text:style-name="P25"><text:tab/>Near 540Khz we hear the same tone as the speaker.</text:p>
      <text:p text:style-name="P23">Waveform Observations:</text:p>
      <text:p text:style-name="P24"><text:tab/>Square wave with noise on the plateaus. </text:p>
      <text:p text:style-name="P24"/>
      <text:p text:style-name="P16">Medium Clock:</text:p>
      <text:p text:style-name="P16">Oscilloscope Settings:</text:p>
      <text:list xml:id="list115314178798687" text:continue-list="list115314530453216" text:style-name="L4">
        <text:list-item>
          <text:p text:style-name="P17">Volts per Division: 50mV</text:p>
        </text:list-item>
        <text:list-item>
          <text:p text:style-name="P17">Time per Division: 2us</text:p>
        </text:list-item>
      </text:list>
      <text:p text:style-name="P16">Measured:</text:p>
      <text:list xml:id="list6680178921433564123" text:style-name="L7">
        <text:list-item>
          <text:p text:style-name="P20">Peak-Peak Voltage: 3.55V</text:p>
        </text:list-item>
        <text:list-item>
          <text:p text:style-name="P20">100 KHz</text:p>
        </text:list-item>
      </text:list>
      <text:p text:style-name="P16">Speaker Observations:</text:p>
      <text:p text:style-name="P16"><text:tab/>The speaker is fairly quite, with no discernible tone.</text:p>
      <text:p text:style-name="P16">DE2-115 7-segment LED Observations:</text:p>
      <text:p text:style-name="P16"><text:tab/>Same configuration as “slow clock” observations.</text:p>
      <text:p text:style-name="P16">Radio Observations:</text:p>
      <text:p text:style-name="P25"><text:tab/>Many high frequency whistles can be heard across the gamut while the clock is running.</text:p>
      <text:p text:style-name="P23">Waveform Observations:</text:p>
      <text:p text:style-name="P24"><text:tab/>Curves and noise in square wave.</text:p>
      <text:p text:style-name="P24"/>
      <text:p text:style-name="P16">Fast Clock:</text:p>
      <text:p text:style-name="P16">Oscilloscope Settings:</text:p>
      <text:list xml:id="list115313024047563" text:continue-list="list115314178798687" text:style-name="L4">
        <text:list-item>
          <text:p text:style-name="P17">Volts per Division: 500mV</text:p>
        </text:list-item>
        <text:list-item>
          <text:p text:style-name="P17">Time per Division: 200ns</text:p>
        </text:list-item>
      </text:list>
      <text:p text:style-name="P16">Measured:</text:p>
      <text:list xml:id="list2417310259312023134" text:style-name="L8">
        <text:list-item>
          <text:p text:style-name="P21">Peak-Peak Voltage: 2.77V</text:p>
        </text:list-item>
        <text:list-item>
          <text:p text:style-name="P21">1.0 MHz</text:p>
        </text:list-item>
      </text:list>
      <text:p text:style-name="P16">Speaker Observations:</text:p>
      <text:p text:style-name="P16"><text:tab/>Speaker hums at high volume, no other tone discernible.</text:p>
      <text:p text:style-name="P16">DE2-115 7-segment LED Observations:</text:p>
      <text:p text:style-name="P16"><text:tab/>Segment 'c' is somewhat lit.</text:p>
      <text:p text:style-name="P16">Radio Observations:</text:p>
      <text:p text:style-name="P25"><text:tab/>Warbles and high pitch tones are audible across the gamut.</text:p>
      <text:p text:style-name="P23">Waveform Observations:</text:p>
      <text:p text:style-name="P24"><text:tab/>Very noisy triangle or sawtooth wave is visible.</text:p>
      <text:p text:style-name="P16">When the speaker is unplugged, the waveform becomes much cleaner and resembles a square wave again.</text:p>
      <text:p text:style-name="P1"/>
      <text:p text:style-name="P13">Conclusion</text:p>
      <text:p text:style-name="P1"/>
      <text:p text:style-name="P16">We believe that the last collected observation on the speaker's affect to waveform for Fast Clock is tied to the amplification circuit for the speaker, <text:soft-page-break/>crosstalk in the wires, or noise from AC power.</text:p>
      <text:p text:style-name="P16"/>
      <text:p text:style-name="P16">In this lab we learned <text:span text:style-name="T3">about the utility and obstacles to wiring logic gate outputs; that configurations which eschew the dead zone between high and low voltages should be implemented. We learned that logic voltages should be considered while designing a circuit to ensure the output of each section is interpreted correctly. We also saw the affects of a timed circuit on local EM emissions through unshielded wir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3T10:27:07.563285418</meta:creation-date>
    <dc:date>2015-01-23T11:53:12.399171670</dc:date>
    <meta:editing-duration>PT52M50S</meta:editing-duration>
    <meta:editing-cycles>4</meta:editing-cycles>
    <meta:generator>LibreOffice/4.2.8.2$Linux_X86_64 LibreOffice_project/420m0$Build-2</meta:generator>
    <meta:document-statistic meta:table-count="3" meta:image-count="0" meta:object-count="0" meta:page-count="6" meta:paragraph-count="225" meta:word-count="976" meta:character-count="5492" meta:non-whitespace-character-count="4753"/>
  </office:meta>
</office:document-meta>
</file>